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2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187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8.507.</text:p>
          </table:table-cell>
          <table:table-cell table:number-columns-repeated="2"/>
          <table:table-cell office:value-type="string" calcext:value-type="string">
            <text:p>221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style-name="ce2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23.96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.00.0000</text:date>, <text:time style:data-style-name="N2" text:time-value="12:03:01.57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20T12:06:19.994000000</dc:date>
    <meta:editing-duration>P1DT11H47M9S</meta:editing-duration>
    <meta:editing-cycles>692</meta:editing-cycles>
    <meta:document-statistic meta:table-count="1" meta:cell-count="3346" meta:object-count="0"/>
  </office:meta>
</office:document-meta>
</file>